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auto-grow-height="false" fo:min-height="0.749cm" fo:min-width="0.499cm" fo:wrap-option="no-wrap"/>
    </style:style>
    <style:style style:name="gr7" style:family="graphic" style:parent-style-name="standard">
      <style:graphic-properties draw:fill="solid" draw:fill-color="#00dcff" draw:fill-gradient-name="Radial_20_red_2f_yellow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4.445cm" svg:x="11.795cm" svg:y="2.27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018cm" svg:y1="6.715cm" svg:x2="14.174cm" svg:y2="8.646cm" draw:start-shape="id1" draw:start-glue-point="6" svg:d="m14018 6715v1216h156v715">
          <text:p/>
        </draw:connector>
        <draw:custom-shape draw:style-name="gr1" draw:text-style-name="P1" xml:id="id2" draw:id="id2" draw:layer="layout" svg:width="3.81cm" svg:height="3.175cm" svg:x="12.43cm" svg:y="8.62cm">
          <text:p text:style-name="P1">vickil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43cm" svg:y1="10.208cm" svg:x2="11.244cm" svg:y2="12.851cm" draw:start-shape="id2" draw:start-glue-point="5" svg:d="m12430 10208h-843v2643h-343">
          <text:p/>
        </draw:connector>
        <draw:connector draw:style-name="gr2" draw:text-style-name="P1" draw:layer="layout" svg:x1="11.528cm" svg:y1="10.394cm" svg:x2="5.716cm" svg:y2="13.749cm" svg:d="m11528 10394h-2906v3355h-2906">
          <text:p/>
        </draw:connector>
        <draw:connector draw:style-name="gr2" draw:text-style-name="P1" draw:layer="layout" svg:x1="16.24cm" svg:y1="10.208cm" svg:x2="18.993cm" svg:y2="13.56cm" draw:start-shape="id2" draw:start-glue-point="7" svg:d="m16240 10208h1628v3352h1125">
          <text:p/>
        </draw:connector>
        <draw:connector draw:style-name="gr2" draw:text-style-name="P1" draw:layer="layout" svg:x1="17.764cm" svg:y1="10.252cm" svg:x2="24.851cm" svg:y2="13.654cm" svg:d="m17764 10252h3544v3402h3543">
          <text:p/>
        </draw:connector>
        <draw:custom-shape draw:style-name="gr1" draw:text-style-name="P1" xml:id="id4" draw:id="id4" draw:layer="layout" svg:width="3.175cm" svg:height="3.175cm" svg:x="9.89cm" svg:y="11.795cm">
          <text:p text:style-name="P1">japen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2.54cm" svg:height="3.175cm" svg:x="4.175cm" svg:y="11.795cm">
          <text:p text:style-name="P1">kore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3.175cm" svg:height="2.54cm" svg:x="17.51cm" svg:y="12.43cm">
          <text:p text:style-name="P1">engli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3.715cm" svg:height="2.54cm" svg:x="23.225cm" svg:y="11.795cm">
          <text:p text:style-name="P1">taiw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45cm" svg:y1="14.97cm" svg:x2="5.716cm" svg:y2="16.772cm" draw:start-shape="id3" draw:start-glue-point="6" svg:d="m5445 14970v1152h271v650">
          <text:p/>
        </draw:connector>
        <draw:connector draw:style-name="gr2" draw:text-style-name="P1" draw:layer="layout" svg:x1="11.478cm" svg:y1="14.97cm" svg:x2="11.433cm" svg:y2="16.961cm" draw:start-shape="id4" draw:start-glue-point="6" svg:d="m11478 14970v1246h-45v745">
          <text:p/>
        </draw:connector>
        <draw:connector draw:style-name="gr2" draw:text-style-name="P1" draw:layer="layout" svg:x1="19.098cm" svg:y1="14.97cm" svg:x2="19.418cm" svg:y2="16.772cm" draw:start-shape="id5" draw:start-glue-point="6" svg:d="m19098 14970v1152h320v650">
          <text:p/>
        </draw:connector>
        <draw:connector draw:style-name="gr2" draw:text-style-name="P1" draw:layer="layout" svg:x1="25.083cm" svg:y1="14.335cm" svg:x2="25.418cm" svg:y2="16.394cm" draw:start-shape="id6" draw:start-glue-point="6" svg:d="m25083 14335v1281h335v778">
          <text:p/>
        </draw:connector>
        <draw:custom-shape draw:style-name="gr1" draw:text-style-name="P1" draw:layer="layout" svg:width="3.175cm" svg:height="3.175cm" svg:x="4.175cm" svg:y="16.24cm">
          <text:p text:style-name="P1">Baker kni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175cm" svg:height="3.08cm" svg:x="9.89cm" svg:y="16.875cm">
          <text:p text:style-name="P1">Mita s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175cm" svg:height="3.175cm" svg:x="18.145cm" svg:y="16.24cm">
          <text:p text:style-name="P1">gl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08cm" svg:height="3.81cm" svg:x="23.225cm" svg:y="15.605cm">
          <text:p text:style-name="P1">Fated to be lo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name="myself" draw:style-name="gr3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1cm" svg:y="4.81cm">
          <text:p text:style-name="P1">butto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2.54cm" svg:x="1cm" svg:y="7.985cm">
          <text:p text:style-name="P1">butt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2.54cm" svg:x="1cm" svg:y="11.16cm">
          <text:p text:style-name="P1">butt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cm" svg:y="14.335cm">
          <text:p text:style-name="P1">button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cm" svg:y="16.875cm">
          <text:p text:style-name="P1">button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2.065cm" svg:height="12.065cm" svg:x="7.35cm" svg:y="7.985cm"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text:p text:style-name="P1">Hi, my name is Vicki lu.</text:p>
          <text:p text:style-name="P1"><text:s/>This is my first page of my websit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layer="layout" svg:width="5.715cm" svg:height="5.08cm" svg:x="20.685cm" svg:y="8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5.715cm" svg:height="5.08cm" svg:x="20.685cm" svg:y="14.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draw:layer="layout" svg:width="15.875cm" svg:height="3.81cm" svg:x="8.62cm" svg:y="2.27cm">
          <text:p text:style-name="P1">My First Website: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7T11:23:43</meta:creation-date>
    <dc:date>2012-04-24T11:46:50</dc:date>
    <dc:creator>Student </dc:creator>
    <meta:editing-duration>PT41M5S</meta:editing-duration>
    <meta:editing-cycles>8</meta:editing-cycles>
    <meta:generator>LibreOffice/3.3$Linux LibreOffice_project/330m19$Build-202</meta:generator>
    <meta:document-statistic meta:object-count="30"/>
  </office:meta>
</office:document-meta>
</file>